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075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598in"/>
    </style:style>
    <style:style style:name="co8" style:family="table-column">
      <style:table-column-properties fo:break-before="auto" style:column-width="3.5445in"/>
    </style:style>
    <style:style style:name="co9" style:family="table-column">
      <style:table-column-properties fo:break-before="auto" style:column-width="1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s" table:style-name="ta1">
        <table:shapes>
          <draw:frame draw:z-index="0" draw:style-name="gr1" draw:text-style-name="P1" svg:width="4.6429in" svg:height="3.5803in" svg:x="0.4606in" svg:y="7.1236in">
            <draw:object draw:notify-on-update-of-ranges="Calibrations.A5:Calibrations.A15 Calibrations.B5:Calibrations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4071in" svg:height="3.4846in" svg:x="5.6327in" svg:y="4.4791in">
            <draw:object draw:notify-on-update-of-ranges="Calibrations.C5:Calibrations.C10 Calibrations.D5:Calibrations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8004in" svg:height="3.2949in" svg:x="5.2567in" svg:y="0.4264in">
            <draw:object draw:notify-on-update-of-ranges="Calibrations.E5:Calibrations.E10 Calibrations.F5:Calibrations.F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Byproduct produc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ibration cur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kscape y</text:p>
          </table:table-cell>
          <table:table-cell office:value-type="string" calcext:value-type="string">
            <text:p>Byproducts</text:p>
          </table:table-cell>
          <table:table-cell office:value-type="string" calcext:value-type="string">
            <text:p>Inkscape y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Inkscape y</text:p>
          </table:table-cell>
          <table:table-cell office:value-type="string" calcext:value-type="string">
            <text:p>Glycerol</text:p>
          </table:table-cell>
        </table:table-row>
        <table:table-row table:style-name="ro1">
          <table:table-cell office:value-type="float" office:value="52.68" calcext:value-type="float">
            <text:p>52.68</text:p>
          </table:table-cell>
          <table:table-cell office:value-type="float" office:value="5" calcext:value-type="float">
            <text:p>5</text:p>
          </table:table-cell>
          <table:table-cell office:value-type="float" office:value="53.77" calcext:value-type="float">
            <text:p>53.77</text:p>
          </table:table-cell>
          <table:table-cell office:value-type="float" office:value="250" calcext:value-type="float">
            <text:p>250</text:p>
          </table:table-cell>
          <table:table-cell office:value-type="float" office:value="53.76" calcext:value-type="float">
            <text:p>53.7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2.52" calcext:value-type="float">
            <text:p>62.52</text:p>
          </table:table-cell>
          <table:table-cell office:value-type="float" office:value="4.5" calcext:value-type="float">
            <text:p>4.5</text:p>
          </table:table-cell>
          <table:table-cell office:value-type="float" office:value="72.42" calcext:value-type="float">
            <text:p>72.42</text:p>
          </table:table-cell>
          <table:table-cell office:value-type="float" office:value="200" calcext:value-type="float">
            <text:p>200</text:p>
          </table:table-cell>
          <table:table-cell office:value-type="float" office:value="74.65" calcext:value-type="float">
            <text:p>74.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1.81" calcext:value-type="float">
            <text:p>71.81</text:p>
          </table:table-cell>
          <table:table-cell office:value-type="float" office:value="4" calcext:value-type="float">
            <text:p>4</text:p>
          </table:table-cell>
          <table:table-cell office:value-type="float" office:value="91.35" calcext:value-type="float">
            <text:p>91.35</text:p>
          </table:table-cell>
          <table:table-cell office:value-type="float" office:value="150" calcext:value-type="float">
            <text:p>150</text:p>
          </table:table-cell>
          <table:table-cell office:value-type="float" office:value="94.37" calcext:value-type="float">
            <text:p>94.3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3.5" calcext:value-type="float">
            <text:p>3.5</text:p>
          </table:table-cell>
          <table:table-cell office:value-type="float" office:value="109.59" calcext:value-type="float">
            <text:p>109.59</text:p>
          </table:table-cell>
          <table:table-cell office:value-type="float" office:value="100" calcext:value-type="float">
            <text:p>100</text:p>
          </table:table-cell>
          <table:table-cell office:value-type="float" office:value="114.23" calcext:value-type="float">
            <text:p>114.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59" calcext:value-type="float">
            <text:p>90.59</text:p>
          </table:table-cell>
          <table:table-cell office:value-type="float" office:value="3" calcext:value-type="float">
            <text:p>3</text:p>
          </table:table-cell>
          <table:table-cell office:value-type="float" office:value="128.59" calcext:value-type="float">
            <text:p>128.59</text:p>
          </table:table-cell>
          <table:table-cell office:value-type="float" office:value="50" calcext:value-type="float">
            <text:p>50</text:p>
          </table:table-cell>
          <table:table-cell office:value-type="float" office:value="134.77" calcext:value-type="float">
            <text:p>134.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.41" calcext:value-type="float">
            <text:p>99.41</text:p>
          </table:table-cell>
          <table:table-cell office:value-type="float" office:value="2.5" calcext:value-type="float">
            <text:p>2.5</text:p>
          </table:table-cell>
          <table:table-cell office:value-type="float" office:value="147.3" calcext:value-type="float">
            <text:p>147.3</text:p>
          </table:table-cell>
          <table:table-cell office:value-type="float" office:value="0" calcext:value-type="float">
            <text:p>0</text:p>
          </table:table-cell>
          <table:table-cell office:value-type="float" office:value="155.18" calcext:value-type="float">
            <text:p>15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98" calcext:value-type="float">
            <text:p>108.9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8.44" calcext:value-type="float">
            <text:p>118.44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127.95" calcext:value-type="float">
            <text:p>127.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7.58" calcext:value-type="float">
            <text:p>137.58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47.3" calcext:value-type="float">
            <text:p>147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abitol (inkscape)</text:p>
          </table:table-cell>
          <table:table-cell office:value-type="string" calcext:value-type="string">
            <text:p>Arabitol (true)</text:p>
          </table:table-cell>
          <table:table-cell office:value-type="string" calcext:value-type="string">
            <text:p>Glucose (inkscape)</text:p>
          </table:table-cell>
          <table:table-cell office:value-type="string" calcext:value-type="string">
            <text:p>Glucose (true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.83" calcext:value-type="float">
            <text:p>61.83</text:p>
          </table:table-cell>
          <table:table-cell table:formula="of:=-2.6742*[.C18]+393.7616" office:value-type="float" office:value="228.415814" calcext:value-type="float">
            <text:p>228.415814</text:p>
          </table:table-cell>
          <table:table-cell table:number-columns-repeated="2"/>
        </table:table-row>
        <table:table-row table:style-name="ro1">
          <table:table-cell office:value-type="float" office:value="127.46" calcext:value-type="float">
            <text:p>127.46</text:p>
          </table:table-cell>
          <table:table-cell table:formula="of:=-0.0532*[.A19]+7.8096" office:value-type="float" office:value="1.028728" calcext:value-type="float">
            <text:p>1.028728</text:p>
          </table:table-cell>
          <table:table-cell office:value-type="float" office:value="79.78" calcext:value-type="float">
            <text:p>79.78</text:p>
          </table:table-cell>
          <table:table-cell table:formula="of:=-2.6742*[.C19]+393.7616" office:value-type="float" office:value="180.413924" calcext:value-type="float">
            <text:p>180.413924</text:p>
          </table:table-cell>
          <table:table-cell table:number-columns-repeated="2"/>
        </table:table-row>
        <table:table-row table:style-name="ro1">
          <table:table-cell office:value-type="float" office:value="111.85" calcext:value-type="float">
            <text:p>111.85</text:p>
          </table:table-cell>
          <table:table-cell table:formula="of:=-0.0532*[.A20]+7.8096" office:value-type="float" office:value="1.85918" calcext:value-type="float">
            <text:p>1.85918</text:p>
          </table:table-cell>
          <table:table-cell office:value-type="float" office:value="88" calcext:value-type="float">
            <text:p>88</text:p>
          </table:table-cell>
          <table:table-cell table:formula="of:=-2.6742*[.C20]+393.7616" office:value-type="float" office:value="158.432" calcext:value-type="float">
            <text:p>158.432</text:p>
          </table:table-cell>
          <table:table-cell table:number-columns-repeated="2"/>
        </table:table-row>
        <table:table-row table:style-name="ro1">
          <table:table-cell office:value-type="float" office:value="104.56" calcext:value-type="float">
            <text:p>104.56</text:p>
          </table:table-cell>
          <table:table-cell table:formula="of:=-0.0532*[.A21]+7.8096" office:value-type="float" office:value="2.247008" calcext:value-type="float">
            <text:p>2.247008</text:p>
          </table:table-cell>
          <table:table-cell office:value-type="float" office:value="92.48" calcext:value-type="float">
            <text:p>92.48</text:p>
          </table:table-cell>
          <table:table-cell table:formula="of:=-2.6742*[.C21]+393.7616" office:value-type="float" office:value="146.451584" calcext:value-type="float">
            <text:p>146.451584</text:p>
          </table:table-cell>
          <table:table-cell table:number-columns-repeated="2"/>
        </table:table-row>
        <table:table-row table:style-name="ro1">
          <table:table-cell office:value-type="float" office:value="96.08" calcext:value-type="float">
            <text:p>96.08</text:p>
          </table:table-cell>
          <table:table-cell table:formula="of:=-0.0532*[.A22]+7.8096" office:value-type="float" office:value="2.698144" calcext:value-type="float">
            <text:p>2.698144</text:p>
          </table:table-cell>
          <table:table-cell office:value-type="float" office:value="107.57" calcext:value-type="float">
            <text:p>107.57</text:p>
          </table:table-cell>
          <table:table-cell table:formula="of:=-2.6742*[.C22]+393.7616" office:value-type="float" office:value="106.097906" calcext:value-type="float">
            <text:p>106.097906</text:p>
          </table:table-cell>
          <table:table-cell table:number-columns-repeated="2"/>
        </table:table-row>
        <table:table-row table:style-name="ro1">
          <table:table-cell office:value-type="float" office:value="84.43" calcext:value-type="float">
            <text:p>84.43</text:p>
          </table:table-cell>
          <table:table-cell table:formula="of:=-0.0532*[.A23]+7.8096" office:value-type="float" office:value="3.317924" calcext:value-type="float">
            <text:p>3.317924</text:p>
          </table:table-cell>
          <table:table-cell office:value-type="float" office:value="121.51" calcext:value-type="float">
            <text:p>121.51</text:p>
          </table:table-cell>
          <table:table-cell table:formula="of:=-2.6742*[.C23]+393.7616" office:value-type="float" office:value="68.819558" calcext:value-type="float">
            <text:p>68.819558</text:p>
          </table:table-cell>
          <table:table-cell table:number-columns-repeated="2"/>
        </table:table-row>
        <table:table-row table:style-name="ro1">
          <table:table-cell office:value-type="float" office:value="76.32" calcext:value-type="float">
            <text:p>76.32</text:p>
          </table:table-cell>
          <table:table-cell table:formula="of:=-0.0532*[.A24]+7.8096" office:value-type="float" office:value="3.749376" calcext:value-type="float">
            <text:p>3.749376</text:p>
          </table:table-cell>
          <table:table-cell office:value-type="float" office:value="129.25" calcext:value-type="float">
            <text:p>129.25</text:p>
          </table:table-cell>
          <table:table-cell table:formula="of:=-2.6742*[.C24]+393.7616" office:value-type="float" office:value="48.12125" calcext:value-type="float">
            <text:p>48.12125</text:p>
          </table:table-cell>
          <table:table-cell table:number-columns-repeated="2"/>
        </table:table-row>
        <table:table-row table:style-name="ro1">
          <table:table-cell office:value-type="float" office:value="69.95" calcext:value-type="float">
            <text:p>69.95</text:p>
          </table:table-cell>
          <table:table-cell table:formula="of:=-0.0532*[.A25]+7.8096" office:value-type="float" office:value="4.08826" calcext:value-type="float">
            <text:p>4.08826</text:p>
          </table:table-cell>
          <table:table-cell office:value-type="float" office:value="140.51" calcext:value-type="float">
            <text:p>140.51</text:p>
          </table:table-cell>
          <table:table-cell table:formula="of:=-2.6742*[.C25]+393.7616" office:value-type="float" office:value="18.009758" calcext:value-type="float">
            <text:p>18.009758</text:p>
          </table:table-cell>
          <table:table-cell table:number-columns-repeated="2"/>
        </table:table-row>
        <table:table-row table:style-name="ro1">
          <table:table-cell office:value-type="float" office:value="61.91" calcext:value-type="float">
            <text:p>61.91</text:p>
          </table:table-cell>
          <table:table-cell table:formula="of:=-0.0532*[.A26]+7.8096" office:value-type="float" office:value="4.515988" calcext:value-type="float">
            <text:p>4.515988</text:p>
          </table:table-cell>
          <table:table-cell office:value-type="float" office:value="142.06" calcext:value-type="float">
            <text:p>142.06</text:p>
          </table:table-cell>
          <table:table-cell table:formula="of:=-2.6742*[.C26]+393.7616" office:value-type="float" office:value="13.864748" calcext:value-type="float">
            <text:p>13.86474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thanol (inkscape)</text:p>
          </table:table-cell>
          <table:table-cell office:value-type="string" calcext:value-type="string">
            <text:p>Ethanol (true)</text:p>
          </table:table-cell>
          <table:table-cell office:value-type="string" calcext:value-type="string">
            <text:p>Glycerol (inkscape)</text:p>
          </table:table-cell>
          <table:table-cell office:value-type="string" calcext:value-type="string">
            <text:p>Glycerol (true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.08" calcext:value-type="float">
            <text:p>91.08</text:p>
          </table:table-cell>
          <table:table-cell table:formula="of:=-0.0532*[.A30]+7.8096" office:value-type="float" office:value="2.964144" calcext:value-type="float">
            <text:p>2.964144</text:p>
          </table:table-cell>
          <table:table-cell office:value-type="float" office:value="147.55" calcext:value-type="float">
            <text:p>147.55</text:p>
          </table:table-cell>
          <table:table-cell table:formula="of:=-2.474*[.C30]+385.5143" office:value-type="float" office:value="20.4755999999999" calcext:value-type="float">
            <text:p>20.4755999999999</text:p>
          </table:table-cell>
          <table:table-cell table:number-columns-repeated="2"/>
        </table:table-row>
        <table:table-row table:style-name="ro1">
          <table:table-cell office:value-type="float" office:value="86.95" calcext:value-type="float">
            <text:p>86.95</text:p>
          </table:table-cell>
          <table:table-cell table:formula="of:=-0.0532*[.A31]+7.8096" office:value-type="float" office:value="3.18386" calcext:value-type="float">
            <text:p>3.18386</text:p>
          </table:table-cell>
          <table:table-cell office:value-type="float" office:value="132.81" calcext:value-type="float">
            <text:p>132.81</text:p>
          </table:table-cell>
          <table:table-cell table:formula="of:=-2.474*[.C31]+385.5143" office:value-type="float" office:value="56.94236" calcext:value-type="float">
            <text:p>56.94236</text:p>
          </table:table-cell>
          <table:table-cell table:number-columns-repeated="2"/>
        </table:table-row>
        <table:table-row table:style-name="ro1">
          <table:table-cell office:value-type="float" office:value="95.05" calcext:value-type="float">
            <text:p>95.05</text:p>
          </table:table-cell>
          <table:table-cell table:formula="of:=-0.0532*[.A32]+7.8096" office:value-type="float" office:value="2.75294" calcext:value-type="float">
            <text:p>2.75294</text:p>
          </table:table-cell>
          <table:table-cell office:value-type="float" office:value="125.6" calcext:value-type="float">
            <text:p>125.6</text:p>
          </table:table-cell>
          <table:table-cell table:formula="of:=-2.474*[.C32]+385.5143" office:value-type="float" office:value="74.7799" calcext:value-type="float">
            <text:p>74.7799</text:p>
          </table:table-cell>
          <table:table-cell table:number-columns-repeated="2"/>
        </table:table-row>
        <table:table-row table:style-name="ro1">
          <table:table-cell office:value-type="float" office:value="105.64" calcext:value-type="float">
            <text:p>105.64</text:p>
          </table:table-cell>
          <table:table-cell table:formula="of:=-0.0532*[.A33]+7.8096" office:value-type="float" office:value="2.189552" calcext:value-type="float">
            <text:p>2.189552</text:p>
          </table:table-cell>
          <table:table-cell office:value-type="float" office:value="114.08" calcext:value-type="float">
            <text:p>114.08</text:p>
          </table:table-cell>
          <table:table-cell table:formula="of:=-2.474*[.C33]+385.5143" office:value-type="float" office:value="103.28038" calcext:value-type="float">
            <text:p>103.28038</text:p>
          </table:table-cell>
          <table:table-cell table:number-columns-repeated="2"/>
        </table:table-row>
        <table:table-row table:style-name="ro1">
          <table:table-cell office:value-type="float" office:value="107.65" calcext:value-type="float">
            <text:p>107.65</text:p>
          </table:table-cell>
          <table:table-cell table:formula="of:=-0.0532*[.A34]+7.8096" office:value-type="float" office:value="2.08262" calcext:value-type="float">
            <text:p>2.08262</text:p>
          </table:table-cell>
          <table:table-cell office:value-type="float" office:value="110.83" calcext:value-type="float">
            <text:p>110.83</text:p>
          </table:table-cell>
          <table:table-cell table:formula="of:=-2.474*[.C34]+385.5143" office:value-type="float" office:value="111.32088" calcext:value-type="float">
            <text:p>111.32088</text:p>
          </table:table-cell>
          <table:table-cell table:number-columns-repeated="2"/>
        </table:table-row>
        <table:table-row table:style-name="ro1">
          <table:table-cell office:value-type="float" office:value="109.4" calcext:value-type="float">
            <text:p>109.4</text:p>
          </table:table-cell>
          <table:table-cell table:formula="of:=-0.0532*[.A35]+7.8096" office:value-type="float" office:value="1.98952" calcext:value-type="float">
            <text:p>1.98952</text:p>
          </table:table-cell>
          <table:table-cell office:value-type="float" office:value="109.3" calcext:value-type="float">
            <text:p>109.3</text:p>
          </table:table-cell>
          <table:table-cell table:formula="of:=-2.474*[.C35]+385.5143" office:value-type="float" office:value="115.1061" calcext:value-type="float">
            <text:p>115.1061</text:p>
          </table:table-cell>
          <table:table-cell table:number-columns-repeated="2"/>
        </table:table-row>
        <table:table-row table:style-name="ro1">
          <table:table-cell office:value-type="float" office:value="113.52" calcext:value-type="float">
            <text:p>113.52</text:p>
          </table:table-cell>
          <table:table-cell table:formula="of:=-0.0532*[.A36]+7.8096" office:value-type="float" office:value="1.770336" calcext:value-type="float">
            <text:p>1.770336</text:p>
          </table:table-cell>
          <table:table-cell office:value-type="float" office:value="107.78" calcext:value-type="float">
            <text:p>107.78</text:p>
          </table:table-cell>
          <table:table-cell table:formula="of:=-2.474*[.C36]+385.5143" office:value-type="float" office:value="118.86658" calcext:value-type="float">
            <text:p>118.86658</text:p>
          </table:table-cell>
          <table:table-cell table:number-columns-repeated="2"/>
        </table:table-row>
        <table:table-row table:style-name="ro1">
          <table:table-cell office:value-type="float" office:value="124.43" calcext:value-type="float">
            <text:p>124.43</text:p>
          </table:table-cell>
          <table:table-cell table:formula="of:=-0.0532*[.A37]+7.8096" office:value-type="float" office:value="1.189924" calcext:value-type="float">
            <text:p>1.189924</text:p>
          </table:table-cell>
          <table:table-cell office:value-type="float" office:value="108.1" calcext:value-type="float">
            <text:p>108.1</text:p>
          </table:table-cell>
          <table:table-cell table:formula="of:=-2.474*[.C37]+385.5143" office:value-type="float" office:value="118.0749" calcext:value-type="float">
            <text:p>118.074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etic Acid (inkscape)</text:p>
          </table:table-cell>
          <table:table-cell office:value-type="string" calcext:value-type="string">
            <text:p>Acetic Acid (true)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2.43" calcext:value-type="float">
            <text:p>132.43</text:p>
          </table:table-cell>
          <table:table-cell table:formula="of:=-0.0532*[.A41]+7.8096" office:value-type="float" office:value="0.764323999999999" calcext:value-type="float">
            <text:p>0.764323999999999</text:p>
          </table:table-cell>
          <table:table-cell table:number-columns-repeated="4"/>
        </table:table-row>
        <table:table-row table:style-name="ro1">
          <table:table-cell office:value-type="float" office:value="122.77" calcext:value-type="float">
            <text:p>122.77</text:p>
          </table:table-cell>
          <table:table-cell table:formula="of:=-0.0532*[.A42]+7.8096" office:value-type="float" office:value="1.278236" calcext:value-type="float">
            <text:p>1.278236</text:p>
          </table:table-cell>
          <table:table-cell table:number-columns-repeated="4"/>
        </table:table-row>
        <table:table-row table:style-name="ro1">
          <table:table-cell office:value-type="float" office:value="127.54" calcext:value-type="float">
            <text:p>127.54</text:p>
          </table:table-cell>
          <table:table-cell table:formula="of:=-0.0532*[.A43]+7.8096" office:value-type="float" office:value="1.024472" calcext:value-type="float">
            <text:p>1.024472</text:p>
          </table:table-cell>
          <table:table-cell table:number-columns-repeated="4"/>
        </table:table-row>
        <table:table-row table:style-name="ro1">
          <table:table-cell office:value-type="float" office:value="125.78" calcext:value-type="float">
            <text:p>125.78</text:p>
          </table:table-cell>
          <table:table-cell table:formula="of:=-0.0532*[.A44]+7.8096" office:value-type="float" office:value="1.118104" calcext:value-type="float">
            <text:p>1.118104</text:p>
          </table:table-cell>
          <table:table-cell table:number-columns-repeated="4"/>
        </table:table-row>
        <table:table-row table:style-name="ro1">
          <table:table-cell office:value-type="float" office:value="125.52" calcext:value-type="float">
            <text:p>125.52</text:p>
          </table:table-cell>
          <table:table-cell table:formula="of:=-0.0532*[.A45]+7.8096" office:value-type="float" office:value="1.131936" calcext:value-type="float">
            <text:p>1.131936</text:p>
          </table:table-cell>
          <table:table-cell table:number-columns-repeated="4"/>
        </table:table-row>
        <table:table-row table:style-name="ro1">
          <table:table-cell office:value-type="float" office:value="124.76" calcext:value-type="float">
            <text:p>124.76</text:p>
          </table:table-cell>
          <table:table-cell table:formula="of:=-0.0532*[.A46]+7.8096" office:value-type="float" office:value="1.172368" calcext:value-type="float">
            <text:p>1.172368</text:p>
          </table:table-cell>
          <table:table-cell table:number-columns-repeated="4"/>
        </table:table-row>
        <table:table-row table:style-name="ro1">
          <table:table-cell office:value-type="float" office:value="124.82" calcext:value-type="float">
            <text:p>124.82</text:p>
          </table:table-cell>
          <table:table-cell table:formula="of:=-0.0532*[.A47]+7.8096" office:value-type="float" office:value="1.169176" calcext:value-type="float">
            <text:p>1.169176</text:p>
          </table:table-cell>
          <table:table-cell table:number-columns-repeated="4"/>
        </table:table-row>
      </table:table>
      <table:table table:name="Calculations" table:style-name="ta1">
        <table:shapes>
          <draw:frame draw:z-index="0" draw:style-name="gr1" draw:text-style-name="P1" svg:width="5.4433in" svg:height="3.0461in" svg:x="0.6114in" svg:y="4.0539in">
            <draw:object draw:notify-on-update-of-ranges="Calculations.A13:Calculations.A21 Calculations.B13:Calculations.B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Arabitol (g/l)</text:p>
          </table:table-cell>
          <table:table-cell office:value-type="string" calcext:value-type="string">
            <text:p>Ethanol (g/l)</text:p>
          </table:table-cell>
          <table:table-cell office:value-type="string" calcext:value-type="string">
            <text:p>Acetic Acid (g/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.415814" calcext:value-type="float">
            <text:p>228.415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0.413924" calcext:value-type="float">
            <text:p>180.413924</text:p>
          </table:table-cell>
          <table:table-cell office:value-type="float" office:value="1.028728" calcext:value-type="float">
            <text:p>1.028728</text:p>
          </table:table-cell>
          <table:table-cell office:value-type="float" office:value="2.964144" calcext:value-type="float">
            <text:p>2.964144</text:p>
          </table:table-cell>
          <table:table-cell office:value-type="float" office:value="0.764323999999999" calcext:value-type="float">
            <text:p>0.764323999999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.432" calcext:value-type="float">
            <text:p>158.432</text:p>
          </table:table-cell>
          <table:table-cell office:value-type="float" office:value="1.85918" calcext:value-type="float">
            <text:p>1.85918</text:p>
          </table:table-cell>
          <table:table-cell office:value-type="float" office:value="3.18386" calcext:value-type="float">
            <text:p>3.18386</text:p>
          </table:table-cell>
          <table:table-cell office:value-type="float" office:value="1.278236" calcext:value-type="float">
            <text:p>1.2782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.451584" calcext:value-type="float">
            <text:p>146.451584</text:p>
          </table:table-cell>
          <table:table-cell office:value-type="float" office:value="2.247008" calcext:value-type="float">
            <text:p>2.247008</text:p>
          </table:table-cell>
          <table:table-cell office:value-type="float" office:value="2.75294" calcext:value-type="float">
            <text:p>2.75294</text:p>
          </table:table-cell>
          <table:table-cell office:value-type="float" office:value="1.024472" calcext:value-type="float">
            <text:p>1.0244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6.097906" calcext:value-type="float">
            <text:p>106.097906</text:p>
          </table:table-cell>
          <table:table-cell office:value-type="float" office:value="2.698144" calcext:value-type="float">
            <text:p>2.698144</text:p>
          </table:table-cell>
          <table:table-cell office:value-type="float" office:value="2.189552" calcext:value-type="float">
            <text:p>2.189552</text:p>
          </table:table-cell>
          <table:table-cell office:value-type="float" office:value="1.118104" calcext:value-type="float">
            <text:p>1.118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.819558" calcext:value-type="float">
            <text:p>68.819558</text:p>
          </table:table-cell>
          <table:table-cell office:value-type="float" office:value="3.317924" calcext:value-type="float">
            <text:p>3.317924</text:p>
          </table:table-cell>
          <table:table-cell office:value-type="float" office:value="2.08262" calcext:value-type="float">
            <text:p>2.08262</text:p>
          </table:table-cell>
          <table:table-cell office:value-type="float" office:value="1.131936" calcext:value-type="float">
            <text:p>1.1319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.12125" calcext:value-type="float">
            <text:p>48.12125</text:p>
          </table:table-cell>
          <table:table-cell office:value-type="float" office:value="3.749376" calcext:value-type="float">
            <text:p>3.749376</text:p>
          </table:table-cell>
          <table:table-cell office:value-type="float" office:value="1.98952" calcext:value-type="float">
            <text:p>1.98952</text:p>
          </table:table-cell>
          <table:table-cell office:value-type="float" office:value="1.172368" calcext:value-type="float">
            <text:p>1.1723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.009758" calcext:value-type="float">
            <text:p>18.009758</text:p>
          </table:table-cell>
          <table:table-cell office:value-type="float" office:value="4.08826" calcext:value-type="float">
            <text:p>4.08826</text:p>
          </table:table-cell>
          <table:table-cell office:value-type="float" office:value="1.770336" calcext:value-type="float">
            <text:p>1.770336</text:p>
          </table:table-cell>
          <table:table-cell office:value-type="float" office:value="1.169176" calcext:value-type="float">
            <text:p>1.1691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864748" calcext:value-type="float">
            <text:p>13.864748</text:p>
          </table:table-cell>
          <table:table-cell office:value-type="float" office:value="4.515988" calcext:value-type="float">
            <text:p>4.515988</text:p>
          </table:table-cell>
          <table:table-cell office:value-type="float" office:value="1.189924" calcext:value-type="float">
            <text:p>1.18992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dS/dt</text:p>
          </table:table-cell>
          <table:table-cell office:value-type="string" calcext:value-type="string">
            <text:p>lnC_s</text:p>
          </table:table-cell>
          <table:table-cell office:value-type="string" calcext:value-type="string">
            <text:p>lnr_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.415814" calcext:value-type="float">
            <text:p>228.415814</text:p>
          </table:table-cell>
          <table:table-cell table:formula="of:=-(-0.02*[.B13]-2.137)" office:value-type="float" office:value="6.70531628" calcext:value-type="float">
            <text:p>6.70531628</text:p>
          </table:table-cell>
          <table:table-cell table:formula="of:=LN([.B13])" office:value-type="float" office:value="5.43116771356364" calcext:value-type="float">
            <text:p>5.43116771356364</text:p>
          </table:table-cell>
          <table:table-cell table:formula="of:=LN(ABS([.C13]))" office:value-type="float" office:value="1.90290068638922" calcext:value-type="float">
            <text:p>1.90290068638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0.413924" calcext:value-type="float">
            <text:p>180.413924</text:p>
          </table:table-cell>
          <table:table-cell table:formula="of:=-(-0.02*[.B14]-2.137)" office:value-type="float" office:value="5.74527848" calcext:value-type="float">
            <text:p>5.74527848</text:p>
          </table:table-cell>
          <table:table-cell table:formula="of:=LN([.B14])" office:value-type="float" office:value="5.19525378868547" calcext:value-type="float">
            <text:p>5.19525378868547</text:p>
          </table:table-cell>
          <table:table-cell table:formula="of:=LN(ABS([.C14]))" office:value-type="float" office:value="1.7483783835811" calcext:value-type="float">
            <text:p>1.74837838358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.432" calcext:value-type="float">
            <text:p>158.432</text:p>
          </table:table-cell>
          <table:table-cell table:formula="of:=-(-0.02*[.B15]-2.137)" office:value-type="float" office:value="5.30564" calcext:value-type="float">
            <text:p>5.30564</text:p>
          </table:table-cell>
          <table:table-cell table:formula="of:=LN([.B15])" office:value-type="float" office:value="5.06532547917901" calcext:value-type="float">
            <text:p>5.06532547917901</text:p>
          </table:table-cell>
          <table:table-cell table:formula="of:=LN(ABS([.C15]))" office:value-type="float" office:value="1.66877040569422" calcext:value-type="float">
            <text:p>1.668770405694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.451584" calcext:value-type="float">
            <text:p>146.451584</text:p>
          </table:table-cell>
          <table:table-cell table:formula="of:=-(-0.02*[.B16]-2.137)" office:value-type="float" office:value="5.06603168" calcext:value-type="float">
            <text:p>5.06603168</text:p>
          </table:table-cell>
          <table:table-cell table:formula="of:=LN([.B16])" office:value-type="float" office:value="4.9866948891934" calcext:value-type="float">
            <text:p>4.9866948891934</text:p>
          </table:table-cell>
          <table:table-cell table:formula="of:=LN(ABS([.C16]))" office:value-type="float" office:value="1.62255780501433" calcext:value-type="float">
            <text:p>1.622557805014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6.097906" calcext:value-type="float">
            <text:p>106.097906</text:p>
          </table:table-cell>
          <table:table-cell table:formula="of:=-(-0.02*[.B17]-2.137)" office:value-type="float" office:value="4.25895812" calcext:value-type="float">
            <text:p>4.25895812</text:p>
          </table:table-cell>
          <table:table-cell table:formula="of:=LN([.B17])" office:value-type="float" office:value="4.66436230932716" calcext:value-type="float">
            <text:p>4.66436230932716</text:p>
          </table:table-cell>
          <table:table-cell table:formula="of:=LN(ABS([.C17]))" office:value-type="float" office:value="1.44902455759853" calcext:value-type="float">
            <text:p>1.449024557598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.819558" calcext:value-type="float">
            <text:p>68.819558</text:p>
          </table:table-cell>
          <table:table-cell table:formula="of:=-(-0.02*[.B18]-2.137)" office:value-type="float" office:value="3.51339116" calcext:value-type="float">
            <text:p>3.51339116</text:p>
          </table:table-cell>
          <table:table-cell table:formula="of:=LN([.B18])" office:value-type="float" office:value="4.23148797779713" calcext:value-type="float">
            <text:p>4.23148797779713</text:p>
          </table:table-cell>
          <table:table-cell table:formula="of:=LN(ABS([.C18]))" office:value-type="float" office:value="1.25658171351269" calcext:value-type="float">
            <text:p>1.256581713512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.12125" calcext:value-type="float">
            <text:p>48.12125</text:p>
          </table:table-cell>
          <table:table-cell table:formula="of:=-(-0.02*[.B19]-2.137)" office:value-type="float" office:value="3.099425" calcext:value-type="float">
            <text:p>3.099425</text:p>
          </table:table-cell>
          <table:table-cell table:formula="of:=LN([.B19])" office:value-type="float" office:value="3.87372386749394" calcext:value-type="float">
            <text:p>3.87372386749394</text:p>
          </table:table-cell>
          <table:table-cell table:formula="of:=LN(ABS([.C19]))" office:value-type="float" office:value="1.13121661041587" calcext:value-type="float">
            <text:p>1.131216610415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.009758" calcext:value-type="float">
            <text:p>18.009758</text:p>
          </table:table-cell>
          <table:table-cell table:formula="of:=-(-0.02*[.B20]-2.137)" office:value-type="float" office:value="2.49719516" calcext:value-type="float">
            <text:p>2.49719516</text:p>
          </table:table-cell>
          <table:table-cell table:formula="of:=LN([.B20])" office:value-type="float" office:value="2.89091372211813" calcext:value-type="float">
            <text:p>2.89091372211813</text:p>
          </table:table-cell>
          <table:table-cell table:formula="of:=LN(ABS([.C20]))" office:value-type="float" office:value="0.915168166032823" calcext:value-type="float">
            <text:p>0.9151681660328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864748" calcext:value-type="float">
            <text:p>13.864748</text:p>
          </table:table-cell>
          <table:table-cell table:formula="of:=-(-0.02*[.B21]-2.137)" office:value-type="float" office:value="2.41429496" calcext:value-type="float">
            <text:p>2.41429496</text:p>
          </table:table-cell>
          <table:table-cell table:formula="of:=LN([.B21])" office:value-type="float" office:value="2.62934950364112" calcext:value-type="float">
            <text:p>2.62934950364112</text:p>
          </table:table-cell>
          <table:table-cell table:formula="of:=LN(ABS([.C21]))" office:value-type="float" office:value="0.88140730245218" calcext:value-type="float">
            <text:p>0.88140730245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9:42:02.802097951</meta:creation-date>
    <dc:date>2022-11-28T18:06:57.090668494</dc:date>
    <meta:editing-duration>PT1H38M</meta:editing-duration>
    <meta:editing-cycles>2</meta:editing-cycles>
    <meta:generator>LibreOffice/7.4.3.2$Linux_X86_64 LibreOffice_project/40$Build-2</meta:generator>
    <meta:document-statistic meta:table-count="2" meta:cell-count="247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94cm" svg:height="9.095cm" xlink:href=".." xlink:type="simple" chart:class="chart:scatter" chart:style-name="ch1">
        <chart:title svg:x="3.022cm" svg:y="0.039cm" chart:style-name="ch2">
          <text:p>Byproduct Calibration Curve</text:p>
        </chart:title>
        <chart:plot-area chart:style-name="ch3" table:cell-range-address="Calibrations.A5:Calibrations.B15" svg:x="0.674cm" svg:y="0.655cm" svg:width="10.853cm" svg:height="8.004cm">
          <chart:coordinate-region svg:x="1.11cm" svg:y="0.855cm" svg:width="10.137cm" svg:height="7.157cm"/>
          <chart:axis chart:dimension="x" chart:name="primary-x" chart:style-name="ch4">
            <chart:title svg:x="5.275cm" svg:y="8.535cm" chart:style-name="ch5">
              <text:p>Inkscape y</text:p>
            </chart:title>
          </chart:axis>
          <chart:axis chart:dimension="y" chart:name="primary-y" chart:style-name="ch6">
            <chart:title svg:x="0cm" svg:y="6.818cm" chart:style-name="ch7">
              <text:p>Byproduct Concentration (g/l)</text:p>
            </chart:title>
            <chart:grid chart:style-name="ch8" chart:class="major"/>
          </chart:axis>
          <chart:series chart:style-name="ch9" chart:values-cell-range-address="Calibrations.B5:Calibrations.B15" chart:class="chart:scatter">
            <chart:domain table:cell-range-address="Calibrations.A5:Calibrations.A15"/>
            <chart:regression-curve chart:style-name="ch10">
              <chart:equation chart:display-equation="true" chart:display-r-square="true" svg:x="4.232cm" svg:y="2.446cm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68">
                <text:p>52.68</text:p>
                <draw:g>
                  <svg:desc>Calibrations.A5:Calibrations.A15</svg:desc>
                </draw:g>
              </table:table-cell>
              <table:table-cell office:value-type="float" office:value="5">
                <text:p>5</text:p>
                <draw:g>
                  <svg:desc>Calibrations.B5:Calibrations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52">
                <text:p>62.5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81">
                <text:p>71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3">
                <text:p>81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59">
                <text:p>90.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41">
                <text:p>99.4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.98">
                <text:p>108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.44">
                <text:p>118.4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.95">
                <text:p>127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58">
                <text:p>137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.3">
                <text:p>147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95cm" svg:height="8.852cm" xlink:href=".." xlink:type="simple" chart:class="chart:scatter" chart:style-name="ch1">
        <chart:title svg:x="2.908cm" svg:y="0.313cm" chart:style-name="ch2">
          <text:p>Glucose Calibration Curve</text:p>
        </chart:title>
        <chart:plot-area chart:style-name="ch3" table:cell-range-address="Calibrations.C5:Calibrations.D10" svg:x="0.561cm" svg:y="0.891cm" svg:width="10.407cm" svg:height="7.443cm">
          <chart:coordinate-region svg:x="1.368cm" svg:y="1.09cm" svg:width="9.32cm" svg:height="6.597cm"/>
          <chart:axis chart:dimension="x" chart:name="primary-x" chart:style-name="ch4">
            <chart:title svg:x="4.939cm" svg:y="8.292cm" chart:style-name="ch5">
              <text:p>Inkscape y</text:p>
            </chart:title>
          </chart:axis>
          <chart:axis chart:dimension="y" chart:name="primary-y" chart:style-name="ch6">
            <chart:title svg:x="0cm" svg:y="6.323cm" chart:style-name="ch7">
              <text:p>Glucose Concentration</text:p>
            </chart:title>
            <chart:grid chart:style-name="ch8" chart:class="major"/>
          </chart:axis>
          <chart:series chart:style-name="ch9" chart:values-cell-range-address="Calibrations.D5:Calibrations.D10" chart:class="chart:scatter">
            <chart:domain table:cell-range-address="Calibrations.C5:Calibrations.C10"/>
            <chart:regression-curve chart:style-name="ch10">
              <chart:equation chart:display-equation="true" chart:display-r-square="true" svg:x="3.629cm" svg:y="1.2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77">
                <text:p>53.77</text:p>
                <draw:g>
                  <svg:desc>Calibrations.C5:Calibrations.C10</svg:desc>
                </draw:g>
              </table:table-cell>
              <table:table-cell office:value-type="float" office:value="250">
                <text:p>250</text:p>
                <draw:g>
                  <svg:desc>Calibrations.D5:Calibrations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42">
                <text:p>72.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35">
                <text:p>91.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.59">
                <text:p>109.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59">
                <text:p>128.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.3">
                <text:p>147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33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94cm" svg:height="8.37cm" xlink:href=".." xlink:type="simple" chart:class="chart:scatter" chart:style-name="ch1">
        <chart:title svg:x="3.394cm" svg:y="0.303cm" chart:style-name="ch2">
          <text:p>Glycerol Calibration Curve</text:p>
        </chart:title>
        <chart:plot-area chart:style-name="ch3" table:cell-range-address="Calibrations.E5:Calibrations.F10" svg:x="0.304cm" svg:y="1.171cm" svg:width="11.71cm" svg:height="6.764cm">
          <chart:coordinate-region svg:x="1.111cm" svg:y="1.371cm" svg:width="10.623cm" svg:height="5.917cm"/>
          <chart:axis chart:dimension="x" chart:name="primary-x" chart:style-name="ch4">
            <chart:title svg:x="5.334cm" svg:y="7.81cm" chart:style-name="ch5">
              <text:p>Inkscape y</text:p>
            </chart:title>
          </chart:axis>
          <chart:axis chart:dimension="y" chart:name="primary-y" chart:style-name="ch6">
            <chart:title svg:x="0cm" svg:y="6.264cm" chart:style-name="ch7">
              <text:p>Glycerol Concentration</text:p>
            </chart:title>
            <chart:grid chart:style-name="ch8" chart:class="major"/>
          </chart:axis>
          <chart:series chart:style-name="ch9" chart:values-cell-range-address="Calibrations.F5:Calibrations.F10" chart:class="chart:scatter">
            <chart:domain table:cell-range-address="Calibrations.E5:Calibrations.E10"/>
            <chart:regression-curve chart:style-name="ch10">
              <chart:equation chart:display-equation="true" chart:display-r-square="true" svg:x="2.411cm" svg:y="1.24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76">
                <text:p>53.76</text:p>
                <draw:g>
                  <svg:desc>Calibrations.E5:Calibrations.E10</svg:desc>
                </draw:g>
              </table:table-cell>
              <table:table-cell office:value-type="float" office:value="250">
                <text:p>250</text:p>
                <draw:g>
                  <svg:desc>Calibrations.F5:Calibrations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65">
                <text:p>74.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.37">
                <text:p>94.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.23">
                <text:p>114.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77">
                <text:p>134.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.18">
                <text:p>155.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12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27cm" svg:height="7.738cm" xlink:href=".." xlink:type="simple" chart:class="chart:scatter" chart:style-name="ch1">
        <chart:title svg:x="5.48cm" svg:y="0.29cm" chart:style-name="ch2">
          <text:p>Glucose Rate</text:p>
        </chart:title>
        <chart:plot-area chart:style-name="ch3" table:cell-range-address="Calculations.A13:Calculations.B21" svg:x="0.687cm" svg:y="0.869cm" svg:width="12.884cm" svg:height="6.482cm">
          <chart:coordinate-region svg:x="1.494cm" svg:y="1.068cm" svg:width="11.89cm" svg:height="5.636cm"/>
          <chart:axis chart:dimension="x" chart:name="primary-x" chart:style-name="ch4">
            <chart:title svg:x="6.476cm" svg:y="7.178cm" chart:style-name="ch5">
              <text:p>Time (h)</text:p>
            </chart:title>
          </chart:axis>
          <chart:axis chart:dimension="y" chart:name="primary-y" chart:style-name="ch6">
            <chart:title svg:x="0cm" svg:y="5.08cm" chart:style-name="ch7">
              <text:p>Glucose (g/l)</text:p>
            </chart:title>
            <chart:grid chart:style-name="ch8" chart:class="major"/>
          </chart:axis>
          <chart:series chart:style-name="ch9" chart:values-cell-range-address="Calculations.B13:Calculations.B21" chart:class="chart:scatter">
            <chart:domain table:cell-range-address="Calculations.A13:Calculations.A21"/>
            <chart:regression-curve chart:style-name="ch10">
              <chart:equation chart:display-equation="true" chart:display-r-square="true" svg:x="5.195cm" svg:y="1.542cm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A13:Calculations.A21</svg:desc>
                </draw:g>
              </table:table-cell>
              <table:table-cell office:value-type="float" office:value="228.415814">
                <text:p>228.415814</text:p>
                <draw:g>
                  <svg:desc>Calculations.B13:Calculations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80.413924">
                <text:p>180.413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58.432">
                <text:p>158.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46.451584">
                <text:p>146.451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6.097906">
                <text:p>106.097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68.819558">
                <text:p>68.819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8.12125">
                <text:p>48.12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18.009758">
                <text:p>18.009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3.864748">
                <text:p>13.8647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